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5) rotate (-1.55281943549936) translate (6.77693445108058cm 3.6843005485882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712854091549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599) rotate (-2.1556561591382) translate (7.10945731859441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662447873231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52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9) rotate (-1.55281943549936) translate (6.84379383480159cm 3.0401875027826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) rotate (-2.1556561591382) translate (4.09779065192779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7) rotate (-2.15652882376419) translate (7.10970697154201cm 3.19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592) rotate (-2.15687788961459) translate (3.8523068098942cm 3.557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1.273cm" svg:height="1.819cm" draw:transform="skewX (0.000698131700797681) rotate (2.75517675719825) translate (5.82424132039549cm 2.9891638861872cm)" svg:viewBox="0 0 1274 1820" svg:d="M1274 310c-14 217-451 1171-993 1498-164 101-405-455-205-672 199-220 532-904 575-1073 44-168 637 30 623 247z">
          <text:p/>
        </draw:path>
        <draw:path draw:style-name="gr2" draw:text-style-name="P1" draw:layer="layout" svg:width="1.432cm" svg:height="1.785cm" draw:transform="rotate (-2.41710648108695) translate (5.5624411400535cm 2.277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5709911071038cm 2.1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4.1960326429421cm 1.5945983539642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5) rotate (-2.15705242253979) translate (6.6370326429421cm 1.366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2:56.136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